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1" svg:font-family="'DejaVu Sans Mono'"/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3cea5d" style:font-size-asian="9pt" style:font-size-complex="9pt"/>
    </style:style>
    <style:style style:name="P17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18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19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0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1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2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3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4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28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fo:color="#000000" style:font-name="DejaVu Sans Mono" fo:font-size="9pt" fo:font-style="normal" fo:font-weight="normal" officeooo:rsid="0037fd9a" officeooo:paragraph-rsid="0037fd9a" fo:background-color="#ffffff" style:font-size-asian="9pt" style:font-style-asian="normal" style:font-weight-asian="normal" style:font-size-complex="10pt"/>
    </style:style>
    <style:style style:name="P29" style:family="paragraph" style:parent-style-name="Standard">
      <style:text-properties officeooo:rsid="0043001f" officeooo:paragraph-rsid="0043001f"/>
    </style:style>
    <style:style style:name="P30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1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32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33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style:font-name="Times New Roman" fo:font-size="10pt" officeooo:rsid="003d8e83" officeooo:paragraph-rsid="003d8e83" style:font-size-asian="10pt" style:font-size-complex="10pt"/>
    </style:style>
    <style:style style:name="P34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style:font-name="Times New Roman" fo:font-size="10pt" officeooo:rsid="0037fd9a" officeooo:paragraph-rsid="003d8e83" style:font-size-asian="10pt" style:font-size-complex="10pt"/>
    </style:style>
    <style:style style:name="P35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6" style:family="paragraph">
      <loext:graphic-properties draw:fill-color="#ffffff"/>
    </style:style>
    <style:style style:name="P3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b02df"/>
    </style:style>
    <style:style style:name="T5" style:family="text">
      <style:text-properties style:font-name="Times New Roman" style:text-underline-style="solid" style:text-underline-width="auto" style:text-underline-color="font-color" officeooo:rsid="003d8e83"/>
    </style:style>
    <style:style style:name="T6" style:family="text">
      <style:text-properties style:font-name="Times New Roman" style:text-underline-style="solid" style:text-underline-width="auto" style:text-underline-color="font-color" officeooo:rsid="0043001f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officeooo:rsid="003b02df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3b02df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3d8e83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41e76c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43001f" style:font-size-asian="10pt" style:font-size-complex="10pt"/>
    </style:style>
    <style:style style:name="T17" style:family="text">
      <style:text-properties style:font-name="Times New Roman" fo:font-size="10pt" fo:language="en" fo:country="US" style:font-size-asian="10pt" style:font-size-complex="10pt"/>
    </style:style>
    <style:style style:name="T18" style:family="text">
      <style:text-properties style:font-name="Times New Roman" fo:font-size="10pt" fo:language="en" fo:country="US" officeooo:rsid="000fe570" style:font-size-asian="10pt" style:font-size-complex="10pt"/>
    </style:style>
    <style:style style:name="T19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20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21" style:family="text">
      <style:text-properties style:font-name="Times New Roman" fo:font-size="10pt" fo:language="en" fo:country="US" style:text-underline-style="solid" style:text-underline-width="auto" style:text-underline-color="font-color" officeooo:rsid="003d8e83" style:font-size-asian="10pt" style:font-size-complex="10pt"/>
    </style:style>
    <style:style style:name="T22" style:family="text">
      <style:text-properties style:font-name="Times New Roman" fo:font-size="10pt" fo:language="en" fo:country="US" style:text-underline-style="solid" style:text-underline-width="auto" style:text-underline-color="font-color" officeooo:rsid="0043001f" style:font-size-asian="10pt" style:font-size-complex="10pt"/>
    </style:style>
    <style:style style:name="T2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4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5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fo:color="#808080"/>
    </style:style>
    <style:style style:name="T27" style:family="text">
      <style:text-properties fo:color="#808080" style:font-name="Times New Roman" fo:font-size="10pt" style:text-underline-style="solid" style:text-underline-width="auto" style:text-underline-color="font-color" officeooo:rsid="003cea5d" style:font-size-asian="10pt" style:font-size-complex="10pt"/>
    </style:style>
    <style:style style:name="T28" style:family="text">
      <style:text-properties fo:color="#808080" style:font-name="DejaVu Sans Mono1"/>
    </style:style>
    <style:style style:name="T29" style:family="text">
      <style:text-properties fo:color="#bbb529"/>
    </style:style>
    <style:style style:name="T30" style:family="text">
      <style:text-properties fo:color="#6a8759"/>
    </style:style>
    <style:style style:name="T31" style:family="text">
      <style:text-properties fo:color="#6a8759" style:font-name="DejaVu Sans Mono1"/>
    </style:style>
    <style:style style:name="T32" style:family="text">
      <style:text-properties fo:color="#cc7832"/>
    </style:style>
    <style:style style:name="T33" style:family="text">
      <style:text-properties fo:color="#cc7832" fo:font-weight="bold"/>
    </style:style>
    <style:style style:name="T34" style:family="text">
      <style:text-properties fo:color="#cc7832" style:font-name="DejaVu Sans Mono1"/>
    </style:style>
    <style:style style:name="T35" style:family="text">
      <style:text-properties fo:color="#cc7832" style:font-name="DejaVu Sans Mono1" fo:font-weight="bold"/>
    </style:style>
    <style:style style:name="T36" style:family="text">
      <style:text-properties fo:color="#b5b6e3"/>
    </style:style>
    <style:style style:name="T37" style:family="text">
      <style:text-properties fo:color="#b5b6e3" style:font-name="DejaVu Sans Mono1"/>
    </style:style>
    <style:style style:name="T38" style:family="text">
      <style:text-properties style:font-name="DejaVu Sans Mono1"/>
    </style:style>
    <style:style style:name="T39" style:family="text">
      <style:text-properties fo:color="#9373a5" style:font-name="DejaVu Sans Mono1"/>
    </style:style>
    <style:style style:name="T40" style:family="text">
      <style:text-properties fo:color="#b9bcd1"/>
    </style:style>
    <style:style style:name="T41" style:family="text">
      <style:text-properties fo:color="#b9bcd1" style:font-name="DejaVu Sans Mono1"/>
    </style:style>
    <style:style style:name="T42" style:family="text">
      <style:text-properties fo:color="#ffc66d"/>
    </style:style>
    <style:style style:name="T43" style:family="text">
      <style:text-properties fo:color="#6897bb" style:font-name="DejaVu Sans Mono1"/>
    </style:style>
    <style:style style:name="T44" style:family="text">
      <style:text-properties fo:color="#908b25" style:font-name="DejaVu Sans Mono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37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field:fieldmark-start text:name="__Fieldmark__3579_708121570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36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4"><text:span text:style-name="T2">Отчёт по лабораторной работе</text:span><text:span text:style-name="T1"> №</text:span><text:span text:style-name="T3"><text:tab/></text:span><text:span text:style-name="T4">2</text:span><text:span text:style-name="T6">2</text:span><text:span text:style-name="T3"><text:tab/></text:span><text:span text:style-name="T1"> по курсу </text:span><text:span text:style-name="T3"><text:tab/>1<text:tab/></text:span></text:p>
            <text:p text:style-name="P5"><text:span text:style-name="T7">студента группы </text:span><text:span text:style-name="T10">102</text:span><text:span text:style-name="T7"> <text:s text:c="2"/></text:span><text:span text:style-name="T9"><text:tab/></text:span><text:span text:style-name="T10">Баталова М.А.</text:span><text:span text:style-name="T9"><text:tab/><text:tab/><text:tab/></text:span><text:span text:style-name="T7">, № по списку <text:s/></text:span><text:span text:style-name="T9"><text:tab/></text:span><text:span text:style-name="T13">2</text:span><text:span text:style-name="T9"><text:tab/></text:span></text:p>
            <text:p text:style-name="P5"><text:span text:style-name="T7">Адреса </text:span><text:span text:style-name="T17">www</text:span><text:span text:style-name="T7">, </text:span><text:span text:style-name="T17">e</text:span><text:span text:style-name="T7">-</text:span><text:span text:style-name="T17">mail</text:span><text:span text:style-name="T7">, </text:span><text:span text:style-name="T17">jabber</text:span><text:span text:style-name="T7">, </text:span><text:span text:style-name="T17">skype</text:span><text:span text:style-name="T7"> </text:span><text:span text:style-name="T9"><text:tab/></text:span><text:span text:style-name="T20">etrymax@gmail.com</text:span><text:span text:style-name="T9"><text:tab/><text:tab/><text:tab/><text:tab/></text:span></text:p>
            <text:p text:style-name="P5"><text:span text:style-name="T7">Работа выполнена: “</text:span><text:span text:style-name="T9"> </text:span><text:span text:style-name="T15">10</text:span><text:span text:style-name="T9"> <text:s text:c="2"/></text:span><text:span text:style-name="T7">“ </text:span><text:span text:style-name="T9"><text:tab/></text:span><text:span text:style-name="T14"> </text:span><text:span text:style-name="T15">мая</text:span><text:span text:style-name="T9"><text:tab/><text:tab/></text:span><text:span text:style-name="T7"> 201</text:span><text:span text:style-name="T8">9</text:span><text:span text:style-name="T9"><text:tab/></text:span><text:span text:style-name="T7">г.<text:tab/><text:tab/></text:span></text:p>
            <text:p text:style-name="P5"><text:span text:style-name="T7">Преподаватель:</text:span><text:span text:style-name="T9"><text:tab/><text:tab/></text:span><text:span text:style-name="T7"> каф.806 </text:span><text:span text:style-name="T9"><text:tab/>Ефименко Н.А.<text:tab/><text:tab/><text:tab/><text:tab/></text:span></text:p>
            <text:p text:style-name="P5"><text:span text:style-name="T7">Входной контроль знаний с оценкой </text:span><text:span text:style-name="T9"><text:tab/><text:tab/><text:tab/><text:tab/><text:tab/></text:span></text:p>
            <text:p text:style-name="P5"><text:span text:style-name="T7">Отчёт сдан “</text:span><text:span text:style-name="T9"> <text:s text:c="2"/></text:span><text:span text:style-name="T7">“ </text:span><text:span text:style-name="T9"><text:tab/><text:tab/></text:span><text:span text:style-name="T7"> 201</text:span><text:span text:style-name="T8">9г</text:span><text:span text:style-name="T7">., итоговая оценка </text:span><text:span text:style-name="T9"><text:tab/><text:tab/></text:span></text:p>
            <text:p text:style-name="P5"><text:span text:style-name="T7">Подпись преподавателя </text:span><text:span text:style-name="T9"><text:tab/><text:tab/><text:tab/><text:tab/></text:span></text:p>
          </table:table-cell>
        </table:table-row>
      </table:table>
      <text:p text:style-name="P6"/>
      <text:list xml:id="list5069349404080009463" text:style-name="WWNum1">
        <text:list-item>
          <text:p text:style-name="P31"><text:span text:style-name="T23">Тема</text:span><text:span text:style-name="T7">: <text:s/></text:span><text:span text:style-name="T22">LaTex</text:span></text:p>
        </text:list-item>
        <text:list-item>
          <text:p text:style-name="P32"><text:span text:style-name="T23">Цель работы</text:span><text:span text:style-name="T7">: <text:s/></text:span><text:span text:style-name="T13">Научится </text:span><text:span text:style-name="T14">работать с </text:span><text:span text:style-name="T16">LaTex</text:span></text:p>
        </text:list-item>
      </text:list>
      <text:p text:style-name="P7"/>
      <text:list xml:id="list105939067474451" text:continue-numbering="true" text:style-name="WWNum1">
        <text:list-item>
          <text:p text:style-name="P30"><text:span text:style-name="T23">Задание</text:span><text:span text:style-name="T7"> (</text:span><text:span text:style-name="T24">вариант №</text:span><text:span text:style-name="T7">): </text:span></text:p>
        </text:list-item>
      </text:list>
      <text:p text:style-name="P7"/>
      <text:list xml:id="list105940935228964" text:continue-numbering="true" text:style-name="WWNum1">
        <text:list-item>
          <text:p text:style-name="P30"><text:span text:style-name="T23">Оборудование</text:span><text:span text:style-name="T7"> (</text:span><text:span text:style-name="T24">лабораторное</text:span><text:span text:style-name="T7">):</text:span></text:p>
        </text:list-item>
      </text:list>
      <text:p text:style-name="P19"><text:span text:style-name="T7">ЭВМ </text:span><text:span text:style-name="T9"><text:tab/><text:tab/></text:span><text:span text:style-name="T7">, процессор </text:span><text:span text:style-name="T9"><text:tab/><text:tab/></text:span><text:span text:style-name="T7">, имя узла сети </text:span><text:span text:style-name="T9"><text:tab/><text:tab/><text:tab/></text:span><text:span text:style-name="T7"> с ОП </text:span><text:span text:style-name="T9"><text:tab/><text:tab/> <text:s text:c="8"/></text:span><text:span text:style-name="T7"><text:s/>МБ</text:span></text:p>
      <text:p text:style-name="P21"><text:span text:style-name="T7">НМД </text:span><text:span text:style-name="T9"><text:tab/><text:tab/></text:span><text:span text:style-name="T7"> ГБ. <text:s/>Терминал </text:span><text:span text:style-name="T9"><text:tab/><text:tab/></text:span><text:span text:style-name="T7"> адрес </text:span><text:span text:style-name="T9"><text:tab/><text:tab/><text:tab/></text:span><text:span text:style-name="T7">. Принтер </text:span><text:span text:style-name="T9"><text:tab/><text:tab/><text:tab/></text:span></text:p>
      <text:p text:style-name="P21"><text:span text:style-name="T7">Другие устройства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2"/>
      <text:p text:style-name="P25">Оборудование ПЭВМ студента, если использовалось:</text:p>
      <text:p text:style-name="P21"><text:span text:style-name="T7">Процессор</text:span><text:span text:style-name="T17"> </text:span><text:span text:style-name="T19"><text:tab/>Intel </text:span><text:span text:style-name="T20">pentium n4200</text:span><text:span text:style-name="T17">, </text:span><text:span text:style-name="T7">ОП</text:span><text:span text:style-name="T17"> </text:span><text:span text:style-name="T20">5900</text:span><text:span text:style-name="T17"> </text:span><text:span text:style-name="T7">МБ</text:span><text:span text:style-name="T17">, </text:span><text:span text:style-name="T7">НМД</text:span><text:span text:style-name="T17"> </text:span><text:span text:style-name="T20">5.7</text:span><text:span text:style-name="T19"><text:tab/></text:span><text:span text:style-name="T17"> </text:span><text:span text:style-name="T18">ГБ</text:span><text:span text:style-name="T17">. </text:span><text:span text:style-name="T7">Монитор </text:span><text:span text:style-name="T9"><text:tab/></text:span><text:span text:style-name="T19">TFT</text:span><text:span text:style-name="T9">, встроенный<text:tab/></text:span></text:p>
      <text:p text:style-name="P21"><text:span text:style-name="T7">Другие устройства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7"/>
      <text:list xml:id="list105941029914259" text:continue-numbering="true" text:style-name="WWNum1">
        <text:list-item>
          <text:p text:style-name="P30"><text:span text:style-name="T23">Программное обеспечение</text:span><text:span text:style-name="T7"> (</text:span><text:span text:style-name="T24">лабораторное</text:span><text:span text:style-name="T7">):</text:span></text:p>
        </text:list-item>
      </text:list>
      <text:p text:style-name="P19"><text:span text:style-name="T7">Операционная система семейства </text:span><text:span text:style-name="T9"><text:tab/><text:tab/></text:span><text:span text:style-name="T7">, наименование </text:span><text:span text:style-name="T9"><text:tab/><text:tab/><text:tab/><text:tab/></text:span><text:span text:style-name="T7"> версия </text:span><text:span text:style-name="T9"><text:tab/><text:tab/></text:span></text:p>
      <text:p text:style-name="P19"><text:span text:style-name="T7">Интерпретатор команд </text:span><text:span text:style-name="T9"><text:tab/><text:tab/><text:tab/><text:tab/><text:tab/><text:tab/><text:tab/></text:span><text:span text:style-name="T7"> версия </text:span><text:span text:style-name="T9"><text:tab/><text:tab/><text:tab/></text:span></text:p>
      <text:p text:style-name="P19"><text:span text:style-name="T7">Система программирования </text:span><text:span text:style-name="T9"><text:tab/><text:tab/><text:tab/><text:tab/><text:tab/><text:tab/><text:tab/></text:span><text:span text:style-name="T7"> версия </text:span><text:span text:style-name="T9"><text:tab/><text:tab/><text:tab/></text:span></text:p>
      <text:p text:style-name="P19"><text:span text:style-name="T7">Редактор текстов </text:span><text:span text:style-name="T9"><text:tab/><text:tab/><text:tab/><text:tab/><text:tab/><text:tab/><text:tab/><text:tab/></text:span><text:span text:style-name="T7"> версия </text:span><text:span text:style-name="T9"><text:tab/><text:tab/><text:tab/></text:span></text:p>
      <text:p text:style-name="P19"><text:span text:style-name="T7">Утилиты операционной системы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7">Прикладные системы и программы </text:span><text:span text:style-name="T9"><text:tab/><text:tab/><text:tab/><text:tab/><text:tab/><text:tab/><text:tab/><text:tab/><text:tab/></text:span></text:p>
      <text:p text:style-name="P19"><text:span text:style-name="T7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6">Программное обеспечение ЭВМ студента, если использовалось:</text:p>
      <text:p text:style-name="P19"><text:span text:style-name="T7">Операционная система семейства </text:span><text:span text:style-name="T9"><text:tab/></text:span><text:span text:style-name="T19">UNIX</text:span><text:span text:style-name="T9"><text:tab/></text:span><text:span text:style-name="T7">, наименование </text:span><text:span text:style-name="T9"><text:tab/></text:span><text:span text:style-name="T20">Debian</text:span><text:span text:style-name="T9"><text:tab/></text:span><text:span text:style-name="T7"> версия </text:span><text:span text:style-name="T9"><text:tab/></text:span><text:span text:style-name="T10">9.5</text:span><text:span text:style-name="T9"><text:tab/></text:span></text:p>
      <text:p text:style-name="P19"><text:span text:style-name="T7">Интерпретатор команд </text:span><text:span text:style-name="T9"><text:tab/></text:span><text:span text:style-name="T10">bash</text:span><text:span text:style-name="T9"><text:tab/><text:tab/><text:tab/><text:tab/><text:tab/><text:tab/></text:span><text:span text:style-name="T7"> версия </text:span><text:span text:style-name="T9"><text:tab/></text:span><text:span text:style-name="T10">4.4.12</text:span><text:span text:style-name="T9"><text:tab/><text:tab/></text:span></text:p>
      <text:p text:style-name="P19"><text:span text:style-name="T7">Система программирования </text:span><text:span text:style-name="T9"><text:tab/><text:tab/><text:tab/><text:tab/><text:tab/><text:tab/><text:tab/></text:span><text:span text:style-name="T7"> версия </text:span><text:span text:style-name="T9"><text:tab/><text:tab/><text:tab/></text:span></text:p>
      <text:p text:style-name="P19"><text:span text:style-name="T7">Редактор текстов </text:span><text:span text:style-name="T9"><text:tab/><text:tab/></text:span><text:span text:style-name="T20">nano</text:span><text:span text:style-name="T9"><text:tab/><text:tab/><text:tab/><text:tab/><text:tab/><text:tab/></text:span><text:span text:style-name="T7"> версия </text:span><text:span text:style-name="T9"><text:tab/></text:span><text:span text:style-name="T19"> <text:s text:c="2"/></text:span><text:span text:style-name="T9"><text:tab/></text:span></text:p>
      <text:p text:style-name="P19"><text:soft-page-break/><text:span text:style-name="T7">Утилиты операционной системы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7">Прикладные системы и программы </text:span><text:span text:style-name="T9"><text:tab/><text:tab/><text:tab/><text:tab/><text:tab/><text:tab/><text:tab/><text:tab/><text:tab/></text:span></text:p>
      <text:p text:style-name="P19"><text:span text:style-name="T7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4"/>
      <text:p text:style-name="P24"/>
      <text:p text:style-name="P24"/>
      <text:p text:style-name="P24"/>
      <text:p text:style-name="P24"/>
      <text:list xml:id="list105940865578872" text:continue-numbering="true" text:style-name="WWNum1">
        <text:list-item>
          <text:p text:style-name="P30"><text:span text:style-name="T23">Идея, метод, алгоритм</text:span><text:span text:style-name="T7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  <text:p text:style-name="P33">Обходим дерево в глубину. Если у элемента дерева 2 потомка, то дерево не линейный список. Иначе линейный список. </text:p>
          <text:p text:style-name="P34"/>
        </text:list-item>
      </text:list>
      <text:p text:style-name="P28"/>
      <text:list xml:id="list105940515841608" text:continue-numbering="true" text:style-name="WWNum1">
        <text:list-item>
          <text:p text:style-name="P30"><text:span text:style-name="T23">Сценарий выполнения работы</text:span><text:span text:style-name="T7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29">\documentclass[11pt,a5paper,top=10mm]{book}</text:p>
      <text:p text:style-name="P29">\usepackage[left=1cm,right=5mm,</text:p>
      <text:p text:style-name="P29">top=5mm,bottom=5mm,bindingoffset=0cm]{geometry}</text:p>
      <text:p text:style-name="P29">\usepackage[main=russian,english]{babel}</text:p>
      <text:p text:style-name="P29">\usepackage[utf8]{inputenc}</text:p>
      <text:p text:style-name="P29">\renewcommand{\baselinestretch}{0.8}</text:p>
      <text:p text:style-name="P29"/>
      <text:p text:style-name="P29"/>
      <text:p text:style-name="P29">\pagestyle{empty}</text:p>
      <text:p text:style-name="P29">\usepackage{amsmath}</text:p>
      <text:p text:style-name="P29">\usepackage{amsfonts}</text:p>
      <text:p text:style-name="P29">\usepackage{amssymb}</text:p>
      <text:p text:style-name="P29">\usepackage{graphicx}</text:p>
      <text:p text:style-name="P29"/>
      <text:p text:style-name="P29">\begin{document}</text:p>
      <text:p text:style-name="P29"><text:tab/></text:p>
      <text:p text:style-name="P29"><text:tab/> \begin{scriptsize}</text:p>
      <text:p text:style-name="P29"><text:tab/><text:tab/>264<text:tab/></text:p>
      <text:p text:style-name="P29"><text:tab/> <text:s/>СИСТЕМЫ ОБЫКНОВЕННЫХ ДИФФЕРЕНЦИАЛЬНЫХ УРАВНЕНИЙ</text:p>
      <text:p text:style-name="P29"><text:tab/> [гл.\_VII</text:p>
      <text:p text:style-name="P29"><text:tab/> \end{scriptsize}</text:p>
      <text:p text:style-name="P29"><text:tab/> </text:p>
      <text:p text:style-name="P29"><text:tab/>\par</text:p>
      <text:p text:style-name="P29"><text:tab/>\medskip</text:p>
      <text:p text:style-name="P29"><text:tab/>Ясно значение множителя C$_j$</text:p>
      <text:p text:style-name="P29"><text:tab/>мы знаем, что если систему частных решений помножить на одно и то же произвольное постоянное, то получаем опять решение системы однородных линейных уравнений. Применяя проведенные рассуждения ко всем корням $\lambda_1$,$\lambda_2$,...,$\lambda_n$ характеристического уравнения, мы получим n частных решений вида (22) для j=1, 2,..., n.</text:p>
      <text:p text:style-name="P29"><text:tab/>\par</text:p>
      <text:p text:style-name="P29"><text:tab/></text:p>
      <text:p text:style-name="P29"><text:tab/>После этого мы можем написать полное решение системы (18) в виде:</text:p>
      <text:p text:style-name="P29"><text:tab/>\par</text:p>
      <text:p text:style-name="P29"><text:tab/>\hspace{20mm}</text:p>
      <text:p text:style-name="P29"><text:soft-page-break/><text:tab/>$y_1=C_1y_1^{(1)}+C_2y_1^{(2)}+...+C_ny_1^{(n)},$</text:p>
      <text:p text:style-name="P29"><text:tab/>\par</text:p>
      <text:p text:style-name="P29"><text:tab/>\hspace{20mm}</text:p>
      <text:p text:style-name="P29"><text:tab/>$y_2=C_1y_2^{(1)}+C_2y_2^{(2)}+...+C_ny_2^{(n)},$</text:p>
      <text:p text:style-name="P29"><text:tab/>\par</text:p>
      <text:p text:style-name="P29"/>
      <text:p text:style-name="P29"/>
      <text:p text:style-name="P29"><text:tab/><text:tab/>\hspace{20mm} .\ .\ .\ .\ .\ .\ .\ .\ .\ .\ .\ .\ .\ .\ .\ .\ .\ .\ .\ .\ .\ .\ .\ .\ .\ .\ </text:p>
      <text:p text:style-name="P29"><text:tab/><text:tab/>\par</text:p>
      <text:p text:style-name="P29"><text:tab/>\hspace{20mm} .\ .\ .\ .\ .\ .\ .\ .\ .\ .\ .\ .\ .\ .\ .\ .\ .\ .\ .\ .\ .\ .\ .\ .\ .\ .\ </text:p>
      <text:p text:style-name="P29"><text:tab/></text:p>
      <text:p text:style-name="P29"><text:tab/>\par</text:p>
      <text:p text:style-name="P29"><text:tab/>\hspace{20mm}</text:p>
      <text:p text:style-name="P29"><text:tab/>$y_n=C_1y_n^{(1)}+C_2y_n^{(2)}+...+C_ny_n^{(n)}.$</text:p>
      <text:p text:style-name="P29"><text:tab/>\par</text:p>
      <text:p text:style-name="P29"><text:tab/>Примечание 1. Если коэффициенты уравнения действительны, а некоторые корни характеристического уравнения окажутся мнимыми, то они будут входить попарно сопряженными, например</text:p>
      <text:p text:style-name="P29"><text:tab/>\par</text:p>
      <text:p text:style-name="P29"><text:tab/>\hspace{25mm}</text:p>
      <text:p text:style-name="P29"><text:tab/>$\lambda_1=\alpha+\beta i$, <text:s text:c="4"/>$\lambda_2=\alpha-\beta i.$</text:p>
      <text:p text:style-name="P29"><text:tab/>\newline</text:p>
      <text:p text:style-name="P29"><text:tab/>Соответствующее решения будут иметь вид:</text:p>
      <text:p text:style-name="P29"><text:tab/>\par</text:p>
      <text:p text:style-name="P29"><text:tab/>\hspace{10mm}</text:p>
      <text:p text:style-name="P29"><text:tab/>$\lambda_j^{(1)}=k_j^{(1)}e^{(\alpha+\beta)x}$, $y_j^{(1)}=k_j^{(2)}e^{(\alpha-\beta i)x}$,</text:p>
      <text:p text:style-name="P29"><text:tab/>$(j=1, 2,..., n)$.</text:p>
      <text:p text:style-name="P29"><text:tab/>\par</text:p>
      <text:p text:style-name="P29"><text:tab/>Коэффициенты $k_j^{(1)}$ и $k_j^{(2)}$ тоже окажутся комплексными сопряженными, если взять их равными минорами одной и той же строки детерминантов $\Delta(\alpha+\beta i)$ и $\Delta(\alpha-\beta i)$. Легко убедиться, что корням $\lambda=\alpha \pm \beta i$ будут соответствовать две системы решений, соответствующих действительной и мнимой части $\lambda_j^{(1)}$ и $\lambda_j^{(2)}$, вида: </text:p>
      <text:p text:style-name="P29"><text:tab/>\newline</text:p>
      <text:p text:style-name="P29"><text:tab/>$\widetilde{y}_j^{(1)}=e^{\alpha x} (l_j^{(1)} \cos{\beta x} - l_j^{(2)} sin{\beta x} ),\;</text:p>
      <text:p text:style-name="P29"><text:tab/> \widetilde{y}_j^{(2)}=e^{\alpha x} (l_j^{(1)} \sin{\beta x} + l_j^{(2)} cos{\beta x} ),\;$где $l_j^{(1)}$ и $l_j^{(2)}$ - действительные числа $k_j^{(1)}=l_j^{(1)}+il_j^{(2)},\; k_j^{(2)}=l_j^{(1)}-il_j^{(2)}.$</text:p>
      <text:p text:style-name="P29"><text:tab/> \par</text:p>
      <text:p text:style-name="P29"><text:tab/> Пример 5. $\dfrac{dy}{dx}+7y-z=0, \; \dfrac{dz}{dx}+2y+5z=0$. Ищем решение в виде $y=\gamma_1 e^{\lambda x}, z=\gamma_2e^{\lambda x};$ подставляя в заданную систему, получаем уравнения:</text:p>
      <text:p text:style-name="P29"><text:tab/> \par </text:p>
      <text:p text:style-name="P29"><text:tab/> \hspace{10mm}</text:p>
      <text:p text:style-name="P29"><text:tab/> $\gamma_1 (\lambda + 7) - \gamma_2 = 9,\; 2\gamma_1+(\lambda+5)\gamma_2=0.$</text:p>
      <text:p text:style-name="P29"><text:tab/> \newline </text:p>
      <text:p text:style-name="P29"><text:tab/> Условие их совместности дает характеристическое уравнение</text:p>
      <text:p text:style-name="P29"><text:tab/> \par </text:p>
      <text:p text:style-name="P29"><text:tab/> $\begin{vmatrix}</text:p>
      <text:p text:style-name="P29"><text:tab/><text:tab/> \lambda+7&amp; -1\\</text:p>
      <text:p text:style-name="P29"><text:tab/><text:tab/> 2&amp; \lambda+5</text:p>
      <text:p text:style-name="P29"><text:tab/> \end{vmatrix}$</text:p>
      <text:p text:style-name="P29"><text:soft-page-break/><text:tab/> , или $\lambda^2+12\lambda+37=0$</text:p>
      <text:p text:style-name="P29"><text:tab/> \par</text:p>
      <text:p text:style-name="P29"><text:tab/> Корни характеристического уравнения суть: $\lambda_1=-6+i, \; \lambda_2=-6-i.$</text:p>
      <text:p text:style-name="P29"><text:tab/> Подставляя первый из этих корней в систему для определения $\gamma_1$ и $\gamma_2,$ получаем два уравнения:</text:p>
      <text:p text:style-name="P29"><text:tab/> \par</text:p>
      <text:p text:style-name="P29"><text:tab/> $\gamma_1(1+i)-\gamma_2=0, \; 2\gamma_1+(-1+i)\gamma_2=0$,</text:p>
      <text:p text:style-name="P29"><text:tab/> \par из которых одно является следствием другого. Мы можем взять $k_1^{(1)}=1, k_2^{(1)}=1+i$. Первая система частных решений есть </text:p>
      <text:p text:style-name="P29"><text:tab/> \par </text:p>
      <text:p text:style-name="P29"><text:tab/> $y_1^{(1)}=e^{(-6+i)x}, \; y_2^{(1)}=(1+i)e^{(-6+i)x}$.</text:p>
      <text:p text:style-name="P29"><text:tab/> </text:p>
      <text:p text:style-name="P29"><text:tab/> \newpage</text:p>
      <text:p text:style-name="P29"><text:tab/><text:tab/>$\S$</text:p>
      <text:p text:style-name="P29"><text:tab/> <text:s/>\hspace{1mm} 2]</text:p>
      <text:p text:style-name="P29"><text:tab/> <text:s/>\hspace{5mm}</text:p>
      <text:p text:style-name="P29"><text:tab/> Системы линейных дифференциальных уравнений \hspace{10mm} 265</text:p>
      <text:p text:style-name="P29"><text:tab/> </text:p>
      <text:p text:style-name="P29"><text:tab/> \medskip</text:p>
      <text:p text:style-name="P29"><text:tab/> Аналогично, подставляя корень $\lambda_1=-6-i$, найдем вторую систему частных решений:</text:p>
      <text:p text:style-name="P29"><text:tab/> \par</text:p>
      <text:p text:style-name="P29"><text:tab/> \hspace{10mm}</text:p>
      <text:p text:style-name="P29"><text:tab/> $y_1^{(2)}=e^{(-6-i)x}, \; y_2^{(2)}=(1-i)e^{(-6-i)x}$.</text:p>
      <text:p text:style-name="P29"><text:tab/> \par </text:p>
      <text:p text:style-name="P29"><text:tab/> Беря в качестве новой фундаментальной системы решения</text:p>
      <text:p text:style-name="P29"><text:tab/></text:p>
      <text:p text:style-name="P29"><text:tab/>\hspace{10mm}</text:p>
      <text:p text:style-name="P29"><text:tab/>$ \overline{y}_i^{(1)}=\dfrac{y_i^{(1)}+y_i^{(2)}}{2}, \; \overline{y}_i^{(2)}=\dfrac{y_i^{(1)}-y_i^{(2)}}{2i} \; (i=1,2),$</text:p>
      <text:p text:style-name="P29"><text:tab/></text:p>
      <text:p text:style-name="P29"><text:tab/>находим: </text:p>
      <text:p text:style-name="P29"><text:tab/>\par</text:p>
      <text:p text:style-name="P29"><text:tab/>\hspace{3mm}</text:p>
      <text:p text:style-name="P29"><text:tab/>$</text:p>
      <text:p text:style-name="P29"><text:tab/>\overline{y}_1^{(1)}=e^{-6x} \cdot cosx; \;</text:p>
      <text:p text:style-name="P29"><text:tab/>\overline{y}_1^{(2)}=e^{-6x}\cdot sinx; \;</text:p>
      <text:p text:style-name="P29"><text:tab/>\overline{y}_2^{(1)}=e^{-6x}\cdot (cosx-sinx), \; $</text:p>
      <text:p text:style-name="P29"><text:tab/>{\centering</text:p>
      <text:p text:style-name="P29"><text:tab/><text:tab/>$</text:p>
      <text:p text:style-name="P29"><text:tab/><text:tab/> \overline{y}_2^{(2)}=e^{-6x} \cdot(cosx+sinx).</text:p>
      <text:p text:style-name="P29"><text:tab/><text:tab/>$</text:p>
      <text:p text:style-name="P29"><text:tab/><text:tab/>\par</text:p>
      <text:p text:style-name="P29"><text:tab/>}<text:tab/></text:p>
      <text:p text:style-name="P29"><text:tab/>Общим решением будет:</text:p>
      <text:p text:style-name="P29"><text:tab/>\par</text:p>
      <text:p text:style-name="P29"><text:tab/>\hspace{10mm}</text:p>
      <text:p text:style-name="P29"><text:tab/>$y_1=e^{-6x}(C_1 cosx + C_2 sinx),$</text:p>
      <text:p text:style-name="P29"><text:tab/>\par</text:p>
      <text:p text:style-name="P29"><text:tab/>\hspace{10mm}</text:p>
      <text:p text:style-name="P29"><text:tab/>$</text:p>
      <text:p text:style-name="P29"><text:tab/>y_2=e^{-6x} [(C_1+C_2)cosx+ (C_2 - C_1) sinx]. </text:p>
      <text:p text:style-name="P29"><text:tab/>$</text:p>
      <text:p text:style-name="P29"><text:tab/>\par</text:p>
      <text:p text:style-name="P29"><text:soft-page-break/><text:tab/></text:p>
      <text:p text:style-name="P29"><text:tab/>Примечание 2. Полученные нами n решений (22) являются линейно независимыми. В самом деле, рассмотрим таблицу (12); в нашем случае</text:p>
      <text:p text:style-name="P29"><text:tab/>$y_i^{(j)}=k_i^{(j)}e^{\lambda}j^x.$</text:p>
      <text:p text:style-name="P29"><text:tab/>Допустим, что в силу второго определения линейной зависимости выполняются соотношения (15), причем не все $\alpha_j=0$. С другой стороны, в каждой строке системы, например j-й, найдется коэфициент $k_i^{(j)} \neq 0$, иначе j-е частное решение было бы тривиальным.</text:p>
      <text:p text:style-name="P29"><text:tab/>\par </text:p>
      <text:p text:style-name="P29"><text:tab/>В силу допущения мы имеем:</text:p>
      <text:p text:style-name="P29"><text:tab/>\par</text:p>
      <text:p text:style-name="P29"><text:tab/>$\alpha_1 k_i^{(1)} e^{\lambda_1 x} + \alpha_2 k_i^{(2)} e^{\lambda_2 x} + \dots + \alpha_j k_i^{(j)} e^{\lambda_j x} + \dots + \alpha_n k_i^{(n)} e^{\lambda_n x} = 0$</text:p>
      <text:p text:style-name="P29"><text:tab/>\par</text:p>
      <text:p text:style-name="P29"><text:tab/>Так как по доказанному в VI главе, функции $e^{\lambda} j^x$ линейно-независимы (j=1,2,..., n), то все коэфициенты в последнем соотношении равны нулю, в частности $\alpha_jk_i^{(j)}=0$.</text:p>
      <text:p text:style-name="P29"><text:tab/>\newline</text:p>
      <text:p text:style-name="P29"><text:tab/>В силу условия не все $k_i^{(j)} ( i= 1, 2,..., n)$, равны нулю, следовательо $\alpha_j=0.$</text:p>
      <text:p text:style-name="P29"><text:tab/>\par </text:p>
      <text:p text:style-name="P29"><text:tab/>Это рассуждение применимо ко всем значениям j=1, 2,..., n, таким образом все $\alpha_j$ равны нулю. Полученное противоречие доказывает линейную независимость решений (22).</text:p>
      <text:p text:style-name="P29"><text:tab/>\par</text:p>
      <text:p text:style-name="P29"><text:tab/></text:p>
      <text:p text:style-name="P29"><text:tab/>2) Среди корней уравнения (21) есть кратные. Пусть $\lambda_1$ есть m-кратный корень характеристического уравнения. В таком случае значение m-й производной $\Delta (\lambda), \Delta^{(m)} (\lambda_1) \neq 0$, и рассуждение, аналогичное предыдущему, показывает, что среди миноров порядка m детерминанта $\Delta (\lambda)$ по крайней мере один отличен от нуля при $\lambda=\lambda_1$. Отсюда следует, что для ранга r матрицы $\textbf{M} (\lambda)$, при $\lambda=\lambda_1$ имеет место неравенство: $r \ge n-m$. В таком случае система линейных алгебраических уравнений (20) сводится к r независимым уравнениям. Из теории линейных уравнений известно, что тогда в общем решении системы (20) n=r неизвестных остаются произвольными, пусть это будут $\gamma_1 = C_1, \gamma_2 = C_2,...,\gamma_{n-r} = C_{n-r}$; остальные r неизвестных $\gamma_{n-r+1}, \gamma_{n-r+2},...,\gamma_{n}$ выразятся в виде линейных форм относительно $C_1, C_2,...,C_{n-r}$, пусть эти выражения будут:</text:p>
      <text:p text:style-name="P29"><text:tab/>\par</text:p>
      <text:p text:style-name="P29"><text:tab/>{\centering</text:p>
      <text:p text:style-name="P29"><text:tab/><text:tab/>\hspace{15mm}</text:p>
      <text:p text:style-name="P29"><text:tab/>$\gamma_j=k_j^{(1)}C_1+k_j^{(2)} C_2+...+k_j^{(n-r)} C_{n-r}.$<text:tab/></text:p>
      <text:p text:style-name="P29"><text:tab/>\newline</text:p>
      <text:p text:style-name="P29"><text:tab/>$(j=n-r+1, n-r+2,...,n).$</text:p>
      <text:p text:style-name="P29">\par} </text:p>
      <text:p text:style-name="P29">\end{document}</text:p>
      <text:p text:style-name="P29">\\</text:p>
      <text:p text:style-name="P1"/>
      <text:p text:style-name="P14"/>
      <text:p text:style-name="P14"/>
      <text:p text:style-name="P2"><text:span text:style-name="T24">Пункты 1-7 отчёта составляются </text:span><text:span text:style-name="T25">строго до</text:span><text:span text:style-name="T24"> начала лабораторной работы.</text:span></text:p>
      <text:p text:style-name="P12"/>
      <text:p text:style-name="P18"><text:span text:style-name="T7">Допущен к выполнению работы. Подпись преподавателя </text:span><text:span text:style-name="T9"><text:tab/><text:tab/><text:tab/><text:tab/></text:span></text:p>
      <text:p text:style-name="P8"/>
      <text:p text:style-name="P8"/>
      <text:p text:style-name="P11"><text:soft-page-break/></text:p>
      <text:p text:style-name="P13"/>
      <text:p text:style-name="P13"/>
      <text:p text:style-name="P13"/>
      <text:list xml:id="list105941093003812" text:continue-numbering="true" text:style-name="WWNum1">
        <text:list-item>
          <text:p text:style-name="P30"><text:span text:style-name="T23">Распечатка протокола</text:span><text:span text:style-name="T7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6"/>
      <text:p text:style-name="P15"/>
      <text:list xml:id="list105940913752849" text:continue-numbering="true" text:style-name="WWNum1">
        <text:list-item>
          <text:p text:style-name="P35"><text:span text:style-name="T23">Дневник отладки</text:span><text:span text:style-name="T7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7">№</text:p>
          </table:table-cell>
          <table:table-cell table:style-name="Таблица2.A1" office:value-type="string">
            <text:p text:style-name="P17">Лаб.</text:p>
            <text:p text:style-name="P17">или</text:p>
            <text:p text:style-name="P17">дом.</text:p>
          </table:table-cell>
          <table:table-cell table:style-name="Таблица2.A1" office:value-type="string">
            <text:p text:style-name="P17">Дата</text:p>
          </table:table-cell>
          <table:table-cell table:style-name="Таблица2.A1" office:value-type="string">
            <text:p text:style-name="P17">Время</text:p>
          </table:table-cell>
          <table:table-cell table:style-name="Таблица2.A1" office:value-type="string">
            <text:p text:style-name="P17">Событие</text:p>
          </table:table-cell>
          <table:table-cell table:style-name="Таблица2.A1" office:value-type="string">
            <text:p text:style-name="P17">Действие по исправлению</text:p>
          </table:table-cell>
          <table:table-cell table:style-name="Таблица2.A1" office:value-type="string">
            <text:p text:style-name="P17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0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9"/>
          </table:table-cell>
        </table:table-row>
      </table:table>
      <text:p text:style-name="P9"/>
      <text:list xml:id="list105939228147642" text:continue-numbering="true" text:style-name="WWNum1">
        <text:list-item>
          <text:p text:style-name="P30"><text:span text:style-name="T7">Замечание автора по существу работы </text:span><text:span text:style-name="T11">Замечаний нет</text:span></text:p>
        </text:list-item>
      </text:list>
      <text:p text:style-name="P23"/>
      <text:list xml:id="list105939202847117" text:continue-numbering="true" text:style-name="WWNum1">
        <text:list-item>
          <text:p text:style-name="P30"><text:span text:style-name="T7">Выводы <text:s/></text:span><text:span text:style-name="T9"><text:tab/></text:span><text:span text:style-name="T11">В ходе работы научился </text:span><text:span text:style-name="T14">работать с </text:span><text:span text:style-name="T16">LaTex</text:span></text:p>
        </text:list-item>
      </text:list>
      <text:p text:style-name="P23"/>
      <text:p text:style-name="P20"><text:span text:style-name="T7">Недочеты, допущенные при выполнении задания, могут быть устранены следующим образом </text:span><text:span text:style-name="T9"><text:tab/></text:span></text:p>
      <text:p text:style-name="P20"><text:span text:style-name="T12">Недочетов не допущено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7"><text:span text:style-name="T7">Подпись студента </text:span><text:span text:style-name="T9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1" svg:font-family="'DejaVu Sans Mono'"/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05-18T10:59:38.805262153</dc:date>
    <meta:print-date>2019-04-12T20:59:54.524009270</meta:print-date>
    <meta:editing-cycles>32</meta:editing-cycles>
    <meta:editing-duration>PT17H20M23S</meta:editing-duration>
    <meta:generator>LibreOffice/5.2.7.2$Linux_X86_64 LibreOffice_project/20m0$Build-2</meta:generator>
    <meta:document-statistic meta:table-count="2" meta:image-count="1" meta:object-count="0" meta:page-count="6" meta:paragraph-count="200" meta:word-count="1091" meta:character-count="9424" meta:non-whitespace-character-count="7959"/>
    <meta:user-defined meta:name="Operator">comp</meta:user-defined>
  </office:meta>
</office:document-meta>
</file>